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sans-serif" svg:font-family="sans-serif"/>
  </office:font-face-decls>
  <office:automatic-styles>
    <style:style style:name="P1" style:family="paragraph" style:parent-style-name="Preformatted_20_Text">
      <style:text-properties fo:font-size="12pt" officeooo:rsid="0012faf2" officeooo:paragraph-rsid="0012faf2" style:font-size-asian="12pt" style:font-size-complex="12pt"/>
    </style:style>
    <style:style style:name="P2" style:family="paragraph" style:parent-style-name="Preformatted_20_Text">
      <style:text-properties fo:font-size="12pt" officeooo:paragraph-rsid="0012faf2" style:font-size-asian="12pt" style:font-size-complex="12pt"/>
    </style:style>
    <style:style style:name="P3" style:family="paragraph" style:parent-style-name="Preformatted_20_Text">
      <style:text-properties fo:font-size="12pt" officeooo:rsid="00107141" officeooo:paragraph-rsid="0012faf2" style:font-size-asian="12pt" style:font-size-complex="12pt"/>
    </style:style>
    <style:style style:name="P4" style:family="paragraph" style:parent-style-name="Preformatted_20_Text">
      <style:text-properties officeooo:paragraph-rsid="0012faf2"/>
    </style:style>
    <style:style style:name="P5" style:family="paragraph" style:parent-style-name="Standard">
      <style:text-properties fo:font-size="14pt" officeooo:rsid="00107141" officeooo:paragraph-rsid="00107141" style:font-size-asian="14pt" style:font-size-complex="14pt"/>
    </style:style>
    <style:style style:name="P6" style:family="paragraph" style:parent-style-name="Standard">
      <style:text-properties fo:font-size="14pt" officeooo:rsid="00107141" officeooo:paragraph-rsid="001231b0" style:font-size-asian="14pt" style:font-size-complex="14pt"/>
    </style:style>
    <style:style style:name="P7" style:family="paragraph" style:parent-style-name="Standard">
      <style:text-properties fo:font-size="14pt" officeooo:rsid="00107141" officeooo:paragraph-rsid="0012faf2" style:font-size-asian="14pt" style:font-size-complex="14pt"/>
    </style:style>
    <style:style style:name="P8" style:family="paragraph" style:parent-style-name="Standard">
      <style:text-properties fo:font-size="14pt" officeooo:rsid="00107141" officeooo:paragraph-rsid="0014d9b8" style:font-size-asian="14pt" style:font-size-complex="14pt"/>
    </style:style>
    <style:style style:name="P9" style:family="paragraph" style:parent-style-name="Standard">
      <style:text-properties fo:font-size="14pt" officeooo:rsid="001231b0" officeooo:paragraph-rsid="00107141" style:font-size-asian="14pt" style:font-size-complex="14pt"/>
    </style:style>
    <style:style style:name="P10" style:family="paragraph" style:parent-style-name="Standard">
      <style:text-properties fo:font-size="14pt" officeooo:rsid="001231b0" officeooo:paragraph-rsid="0012faf2" style:font-size-asian="14pt" style:font-size-complex="14pt"/>
    </style:style>
    <style:style style:name="P11" style:family="paragraph" style:parent-style-name="Standard">
      <style:text-properties fo:font-size="14pt" officeooo:rsid="001231b0" officeooo:paragraph-rsid="0014d9b8" style:font-size-asian="14pt" style:font-size-complex="14pt"/>
    </style:style>
    <style:style style:name="P12" style:family="paragraph" style:parent-style-name="Standard">
      <style:text-properties fo:font-size="14pt" officeooo:rsid="0012faf2" officeooo:paragraph-rsid="0012faf2" style:font-size-asian="14pt" style:font-size-complex="14pt"/>
    </style:style>
    <style:style style:name="P13" style:family="paragraph" style:parent-style-name="Standard">
      <style:text-properties fo:font-size="14pt" fo:font-weight="bold" officeooo:rsid="00107141" officeooo:paragraph-rsid="0010714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07141" officeooo:paragraph-rsid="001231b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2faf2" officeooo:paragraph-rsid="0012faf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officeooo:rsid="00107141" officeooo:paragraph-rsid="00107141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107141" officeooo:paragraph-rsid="0014d9b8" style:font-size-asian="14pt" style:font-size-complex="14pt"/>
    </style:style>
    <style:style style:name="T1" style:family="text">
      <style:text-properties officeooo:rsid="00107141"/>
    </style:style>
    <style:style style:name="T2" style:family="text">
      <style:text-properties officeooo:rsid="001231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faf2" style:font-weight-asian="bold" style:font-weight-complex="bold"/>
    </style:style>
    <style:style style:name="T5" style:family="text">
      <style:text-properties fo:font-weight="bold" officeooo:rsid="0014d9b8" style:font-weight-asian="bold" style:font-weight-complex="bold"/>
    </style:style>
    <style:style style:name="T6" style:family="text">
      <style:text-properties officeooo:rsid="0012faf2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4d9b8"/>
    </style:style>
    <style:style style:name="T9" style:family="text">
      <style:text-properties style:font-name="sans-serif"/>
    </style:style>
    <style:style style:name="T10" style:family="text">
      <style:text-properties fo:font-size="16pt" fo:font-weight="bold" officeooo:rsid="0014d9b8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<text:tab/><text:tab/><text:tab/><text:tab/><text:span text:style-name="T10">Assignment No – 2 </text:span></text:p>
      <text:p text:style-name="P17"><text:span text:style-name="T10"/></text:p>
      <text:p text:style-name="P17"><text:span text:style-name="T8">Title - </text:span>Design a distributed application using MapReduce (Using Java) which processes a log file of a system.<text:line-break/>List out the users who have logged for maximum period on the system. Use simple log file from the Internet<text:line-break/>and process it using a pseudo distribution mode on Hadoop platform</text:p>
      <text:p text:style-name="P16"/>
      <text:p text:style-name="P5"/>
      <text:p text:style-name="P11"><text:span text:style-name="T4"># </text:span><text:span text:style-name="T3">Start the Hadoop deamons </text:span></text:p>
      <text:p text:style-name="P11"><text:span text:style-name="T3"/></text:p>
      <text:p text:style-name="P8">#start-<text:span text:style-name="T6">all</text:span>.sh</text:p>
      <text:p text:style-name="P8">hadoop@pc3-OptiPlex-3090:~/analyzelogs$ jps</text:p>
      <text:p text:style-name="P8">4768 NameNode</text:p>
      <text:p text:style-name="P8">5508 NodeManager</text:p>
      <text:p text:style-name="P8">5157 SecondaryNameNode</text:p>
      <text:p text:style-name="P8">4918 DataNode</text:p>
      <text:p text:style-name="P8">8328 Jps</text:p>
      <text:p text:style-name="P8">5371 ResourceManager</text:p>
      <text:p text:style-name="P8"/>
      <text:p text:style-name="P6">hadoop@pc3-OptiPlex-3090:~$ sudo <text:span text:style-name="T2">mkdir analyzelogs</text:span></text:p>
      <text:p text:style-name="P5"/>
      <text:p text:style-name="P5">hadoop@pc3-OptiPlex-3090:~$ sudo chmod -R 777 analyzelogs/</text:p>
      <text:p text:style-name="P5"/>
      <text:p text:style-name="P5">hadoop@pc3-OptiPlex-3090:~$ sudo chown -R root analyzelogs/</text:p>
      <text:p text:style-name="P5"/>
      <text:p text:style-name="P5"/>
      <text:p text:style-name="P5"><text:span text:style-name="T4">#</text:span><text:span text:style-name="T3">Copy the java files SalesCountryDriver.java <text:s/>SalesCountryReducer.java <text:s/>SalesMapper.java and access_log_short.csv to analyzelogs folder for processing</text:span></text:p>
      <text:p text:style-name="P5"><text:span text:style-name="T3"/></text:p>
      <text:p text:style-name="P12"><text:span text:style-name="T3">SalesMapper.java</text:span></text:p>
      <text:p text:style-name="P12"><text:span text:style-name="T3"/></text:p>
      <text:p text:style-name="P2">package SalesCountry;</text:p>
      <text:p text:style-name="P2"/>
      <text:p text:style-name="P2">import java.io.IOException;</text:p>
      <text:p text:style-name="P2"/>
      <text:p text:style-name="P2">import org.apache.hadoop.io.IntWritable;</text:p>
      <text:p text:style-name="P2">import org.apache.hadoop.io.LongWritable;</text:p>
      <text:p text:style-name="P2">import org.apache.hadoop.io.Text;</text:p>
      <text:p text:style-name="P2">import org.apache.hadoop.mapred.*;</text:p>
      <text:p text:style-name="P2"/>
      <text:p text:style-name="P2">public class SalesMapper extends MapReduceBase implements Mapper&lt;LongWritable, Text, Text, IntWritable&gt; {</text:p>
      <text:p text:style-name="P2"/>
      <text:p text:style-name="P2">private final static IntWritable one = new IntWritable(1);</text:p>
      <text:p text:style-name="P2"/>
      <text:p text:style-name="P2"><text:soft-page-break/>public void map(LongWritable key, Text value, OutputCollector&lt;Text, IntWritable&gt; output, Reporter reporter) throws IOException {</text:p>
      <text:p text:style-name="P2"/>
      <text:p text:style-name="P2"><text:tab/><text:tab/>String valueString = value.toString();</text:p>
      <text:p text:style-name="P2"><text:tab/><text:tab/>String[] SingleCountryData = valueString.split("-");</text:p>
      <text:p text:style-name="P2"><text:tab/><text:tab/>output.collect(new Text(SingleCountryData[0]), one);</text:p>
      <text:p text:style-name="P2"><text:tab/>}</text:p>
      <text:p text:style-name="P1"><text:span text:style-name="T3">}</text:span></text:p>
      <text:p text:style-name="P1"><text:span text:style-name="T3"/></text:p>
      <text:p text:style-name="P7"><text:span text:style-name="T3">SalesCountryReducer.java</text:span></text:p>
      <text:p text:style-name="P7"><text:span text:style-name="T3"/></text:p>
      <text:p text:style-name="P2">package SalesCountry;</text:p>
      <text:p text:style-name="P2"/>
      <text:p text:style-name="P2">import java.io.IOException;</text:p>
      <text:p text:style-name="P2">import java.util.*;</text:p>
      <text:p text:style-name="P2"/>
      <text:p text:style-name="P2">import org.apache.hadoop.io.IntWritable;</text:p>
      <text:p text:style-name="P2">import org.apache.hadoop.io.Text;</text:p>
      <text:p text:style-name="P2">import org.apache.hadoop.mapred.*;</text:p>
      <text:p text:style-name="P2"/>
      <text:p text:style-name="P2">public class SalesCountryReducer extends MapReduceBase implements Reducer&lt;Text, IntWritable, Text, IntWritable&gt; {</text:p>
      <text:p text:style-name="P2"/>
      <text:p text:style-name="P2">public void reduce(Text t_key, Iterator&lt;IntWritable&gt; values, OutputCollector&lt;Text,IntWritable&gt; output, Reporter reporter) throws IOException {</text:p>
      <text:p text:style-name="P2"><text:tab/><text:tab/>Text key = t_key;</text:p>
      <text:p text:style-name="P2"><text:tab/><text:tab/>int frequencyForCountry = 0;</text:p>
      <text:p text:style-name="P2"><text:tab/><text:tab/>while (values.hasNext()) {</text:p>
      <text:p text:style-name="P2"><text:tab/><text:tab/><text:tab/>// replace type of value with the actual type of our value</text:p>
      <text:p text:style-name="P2"><text:tab/><text:tab/><text:tab/>IntWritable value = (IntWritable) values.next();</text:p>
      <text:p text:style-name="P2"><text:tab/><text:tab/><text:tab/>frequencyForCountry += value.get();</text:p>
      <text:p text:style-name="P2"><text:tab/><text:tab/><text:tab/></text:p>
      <text:p text:style-name="P2"><text:tab/><text:tab/>}</text:p>
      <text:p text:style-name="P2"><text:tab/><text:tab/>output.collect(key, new IntWritable(frequencyForCountry));</text:p>
      <text:p text:style-name="P2"><text:tab/>}</text:p>
      <text:p text:style-name="P1"><text:span text:style-name="T3">}</text:span></text:p>
      <text:p text:style-name="P5"><text:span text:style-name="T3"/></text:p>
      <text:p text:style-name="P7"><text:span text:style-name="T3">SalesCountryDriver.java</text:span></text:p>
      <text:p text:style-name="P7"><text:span text:style-name="T3"/></text:p>
      <text:p text:style-name="P4">p<text:span text:style-name="T7">ackage SalesCountry;</text:span></text:p>
      <text:p text:style-name="P2"/>
      <text:p text:style-name="P2">import org.apache.hadoop.fs.Path;</text:p>
      <text:p text:style-name="P2">import org.apache.hadoop.io.*;</text:p>
      <text:p text:style-name="P2">import org.apache.hadoop.mapred.*;</text:p>
      <text:p text:style-name="P2"/>
      <text:p text:style-name="P2">public class SalesCountryDriver {</text:p>
      <text:p text:style-name="P2"><text:tab/>public static void main(String[] args) {</text:p>
      <text:p text:style-name="P2"><text:tab/><text:tab/>JobClient my_client = new JobClient();</text:p>
      <text:p text:style-name="P2"><text:soft-page-break/><text:tab/><text:tab/>// Create a configuration object for the job</text:p>
      <text:p text:style-name="P2"><text:tab/><text:tab/>JobConf job_conf = new JobConf(SalesCountryDriver.class);</text:p>
      <text:p text:style-name="P2"/>
      <text:p text:style-name="P2"><text:tab/><text:tab/>// Set a name of the Job</text:p>
      <text:p text:style-name="P2"><text:tab/><text:tab/>job_conf.setJobName("SalePerCountry");</text:p>
      <text:p text:style-name="P2"/>
      <text:p text:style-name="P2"><text:tab/><text:tab/>// Specify data type of output key and value</text:p>
      <text:p text:style-name="P2"><text:tab/><text:tab/>job_conf.setOutputKeyClass(Text.class);</text:p>
      <text:p text:style-name="P2"><text:tab/><text:tab/>job_conf.setOutputValueClass(IntWritable.class);</text:p>
      <text:p text:style-name="P2"/>
      <text:p text:style-name="P2"><text:tab/><text:tab/>// Specify names of Mapper and Reducer Class</text:p>
      <text:p text:style-name="P2"><text:tab/><text:tab/>job_conf.setMapperClass(SalesCountry.SalesMapper.class);</text:p>
      <text:p text:style-name="P2"><text:tab/><text:tab/>job_conf.setReducerClass(SalesCountry.SalesCountryReducer.class);</text:p>
      <text:p text:style-name="P2"/>
      <text:p text:style-name="P2"><text:tab/><text:tab/>// Specify formats of the data type of Input and output</text:p>
      <text:p text:style-name="P2"><text:tab/><text:tab/>job_conf.setInputFormat(TextInputFormat.class);</text:p>
      <text:p text:style-name="P2"><text:tab/><text:tab/>job_conf.setOutputFormat(TextOutputFormat.class);</text:p>
      <text:p text:style-name="P2"/>
      <text:p text:style-name="P2"><text:tab/><text:tab/>// Set input and output directories using command line arguments, </text:p>
      <text:p text:style-name="P2"><text:tab/><text:tab/>//arg[0] = name of input directory on HDFS, and arg[1] = <text:s/>name of output directory to be created to store the output file.</text:p>
      <text:p text:style-name="P2"><text:tab/><text:tab/></text:p>
      <text:p text:style-name="P2"><text:tab/><text:tab/>FileInputFormat.setInputPaths(job_conf, new Path(args[0]));</text:p>
      <text:p text:style-name="P2"><text:tab/><text:tab/>FileOutputFormat.setOutputPath(job_conf, new Path(args[1]));</text:p>
      <text:p text:style-name="P2"/>
      <text:p text:style-name="P2"><text:tab/><text:tab/>my_client.setConf(job_conf);</text:p>
      <text:p text:style-name="P2"><text:tab/><text:tab/>try {</text:p>
      <text:p text:style-name="P2"><text:tab/><text:tab/><text:tab/>// Run the job </text:p>
      <text:p text:style-name="P2"><text:tab/><text:tab/><text:tab/>JobClient.runJob(job_conf);</text:p>
      <text:p text:style-name="P2"><text:tab/><text:tab/>} catch (Exception e) {</text:p>
      <text:p text:style-name="P2"><text:tab/><text:tab/><text:tab/>e.printStackTrace();</text:p>
      <text:p text:style-name="P2"><text:tab/><text:tab/>}</text:p>
      <text:p text:style-name="P2"><text:tab/>}</text:p>
      <text:p text:style-name="P3"><text:span text:style-name="T3">}</text:span></text:p>
      <text:p text:style-name="P3"><text:span text:style-name="T3"/></text:p>
      <text:p text:style-name="P5"><text:span text:style-name="T3"/></text:p>
      <text:p text:style-name="P6">hadoop@pc3-OptiPlex-3090:~$ cd analyzelogs/</text:p>
      <text:p text:style-name="P6"/>
      <text:p text:style-name="P5">hadoop@pc3-OptiPlex-3090:~/analyzelogs$ sudo chmod +r *.*</text:p>
      <text:p text:style-name="P5"/>
      <text:p text:style-name="P5">hadoop@pc3-OptiPlex-3090:~/analyzelogs$ export CLASSPATH="$HADOOP_HOME/share/hadoop/mapreduce/hadoop-mapreduce-client-core-2.7.7.jar:$HADOOP_HOME/share/hadoop/mapreduce/hadoop-mapreduce-client-common-2.7.7.jar:$HADOOP_HOME/share/hadoop/common/hadoop-common-2.7.7.jar:~/analyzelogs/SalesCountry/*:$HADOOP_HOME/lib/*"</text:p>
      <text:p text:style-name="P5"/>
      <text:p text:style-name="P6"><text:soft-page-break/>hadoop@pc3-OptiPlex-3090:~/analyzelogs$ sudo gedit Manifest.txt</text:p>
      <text:p text:style-name="P6"/>
      <text:p text:style-name="P6"><text:tab/><text:tab/>Main-Class: SalesCountry.SalesCountryDriver</text:p>
      <text:p text:style-name="P6"/>
      <text:p text:style-name="P7">hadoop@pc3-OptiPlex-3090:~/analyzelogs$ javac -d . SalesMapper.java SalesCountryReducer.java SalesCountryDriver.java -cp $(hadoop classpath)</text:p>
      <text:p text:style-name="P7"/>
      <text:p text:style-name="P7">hadoop@pc3-OptiPlex-3090:~/analyzelogs$ ls</text:p>
      <text:p text:style-name="P7">access_log_short.csv <text:s/>SalesCountry <text:s/>SalesCountryDriver.java <text:s/>SalesCountryReducer.java <text:s/>SalesMapper.java</text:p>
      <text:p text:style-name="P7"/>
      <text:p text:style-name="P14">#Now create jar file using all class files. This jar file is used by Hadoop for processing of internet user log file i.e. csv file.</text:p>
      <text:p text:style-name="P5"/>
      <text:p text:style-name="P5">hadoop@pc3-OptiPlex-3090:~/analyzelogs$ jar -cfm analyzelogs.jar Manifest.txt SalesCountry/*.class</text:p>
      <text:p text:style-name="P5"/>
      <text:p text:style-name="P5"/>
      <text:p text:style-name="P5">hadoop@pc3-OptiPlex-3090:~/analyzelogs$ ls</text:p>
      <text:p text:style-name="P5">access_log_short.csv <text:s/>analyzelogs.jar <text:s/>Manifest.txt <text:s/>SalesCountry <text:s/>SalesCountryDriver.java <text:s/>SalesCountryReducer.java <text:s/>SalesMapper.java</text:p>
      <text:p text:style-name="P5"/>
      <text:p text:style-name="P5"/>
      <text:p text:style-name="P15">Make a folder for input file </text:p>
      <text:p text:style-name="P5"/>
      <text:p text:style-name="P5">hadoop@pc3-OptiPlex-3090:~/analyzelogs$ sudo mkdir /home/<text:span text:style-name="T2">hadoop/</text:span>input</text:p>
      <text:p text:style-name="P5"/>
      <text:p text:style-name="P5"/>
      <text:p text:style-name="P15">Copy the <text:s/><text:span text:style-name="T1">access_log_short.csv </text:span>to the <text:span text:style-name="T1">/home/</text:span><text:span text:style-name="T2">hadoop/</text:span><text:span text:style-name="T1">input </text:span></text:p>
      <text:p text:style-name="P15">location </text:p>
      <text:p text:style-name="P5"/>
      <text:p text:style-name="P5">adoop@pc3-OptiPlex-3090:~/analyzelogs$ sudo cp access_log_short.csv /home/hadoop/input/</text:p>
      <text:p text:style-name="P5"/>
      <text:p text:style-name="P5"/>
      <text:p text:style-name="P13">Now input dataset i.e. log file is ready for processing. But we have to move this folder to hadoop file system using following command . put command is used to copy folder to hadoop file system.</text:p>
      <text:p text:style-name="P5"/>
      <text:p text:style-name="P5">hadoop@pc3-OptiPlex-3090:~/analyzelogs$ hdfs dfs -put /home/hadoop/input /</text:p>
      <text:p text:style-name="P5"/>
      <text:p text:style-name="P5"/>
      <text:p text:style-name="P5">hadoop@pc3-OptiPlex-3090:~/analyzelogs$ hadoop jar analyzelogs.jar /input /output</text:p>
      <text:p text:style-name="P5"/>
      <text:p text:style-name="P5"/>
      <text:p text:style-name="P5"><text:soft-page-break/>2023-05-15 10:20:06,534 INFO client.DefaultNoHARMFailoverProxyProvider: Connecting to ResourceManager at /0.0.0.0:8032</text:p>
      <text:p text:style-name="P5">2023-05-15 10:20:06,624 INFO client.DefaultNoHARMFailoverProxyProvider: Connecting to ResourceManager at /0.0.0.0:8032</text:p>
      <text:p text:style-name="P5">2023-05-15 10:20:06,736 WARN mapreduce.JobResourceUploader: Hadoop command-line option parsing not performed. Implement the Tool interface and execute your application with ToolRunner to remedy this.</text:p>
      <text:p text:style-name="P5">2023-05-15 10:20:06,758 INFO mapreduce.JobResourceUploader: Disabling Erasure Coding for path: /tmp/hadoop-yarn/staging/hadoop/.staging/job_1684122683023_0005</text:p>
      <text:p text:style-name="P5">2023-05-15 10:20:06,961 INFO mapred.FileInputFormat: Total input files to process : 1</text:p>
      <text:p text:style-name="P5">2023-05-15 10:20:07,050 INFO mapreduce.JobSubmitter: number of splits:2</text:p>
      <text:p text:style-name="P5">2023-05-15 10:20:07,182 INFO mapreduce.JobSubmitter: Submitting tokens for job: job_1684122683023_0005</text:p>
      <text:p text:style-name="P5">2023-05-15 10:20:07,183 INFO mapreduce.JobSubmitter: Executing with tokens: []</text:p>
      <text:p text:style-name="P5">2023-05-15 10:20:07,281 INFO conf.Configuration: resource-types.xml not found</text:p>
      <text:p text:style-name="P5">2023-05-15 10:20:07,281 INFO resource.ResourceUtils: Unable to find 'resource-types.xml'.</text:p>
      <text:p text:style-name="P5">2023-05-15 10:20:07,314 INFO impl.YarnClientImpl: Submitted application application_1684122683023_0005</text:p>
      <text:p text:style-name="P5">2023-05-15 10:20:07,334 INFO mapreduce.Job: The url to track the job: http://pc3-OptiPlex-3090:8088/proxy/application_1684122683023_0005/</text:p>
      <text:p text:style-name="P5">2023-05-15 10:20:07,334 INFO mapreduce.Job: Running job: job_1684122683023_0005</text:p>
      <text:p text:style-name="P5">2023-05-15 10:20:12,387 INFO mapreduce.Job: Job job_1684122683023_0005 running in uber mode : false</text:p>
      <text:p text:style-name="P5">2023-05-15 10:20:12,389 INFO mapreduce.Job: <text:s/>map 0% reduce 0%</text:p>
      <text:p text:style-name="P5">2023-05-15 10:20:15,447 INFO mapreduce.Job: <text:s/>map 100% reduce 0%</text:p>
      <text:p text:style-name="P5">2023-05-15 10:20:19,485 INFO mapreduce.Job: <text:s/>map 100% reduce 100%</text:p>
      <text:p text:style-name="P5">2023-05-15 10:20:20,507 INFO mapreduce.Job: Job job_1684122683023_0005 completed successfully</text:p>
      <text:p text:style-name="P5">2023-05-15 10:20:20,565 INFO mapreduce.Job: Counters: 54</text:p>
      <text:p text:style-name="P5"><text:tab/>File System Counters</text:p>
      <text:p text:style-name="P5"><text:tab/><text:tab/>FILE: Number of bytes read=26771</text:p>
      <text:p text:style-name="P5"><text:tab/><text:tab/>FILE: Number of bytes written=881475</text:p>
      <text:p text:style-name="P5"><text:tab/><text:tab/>FILE: Number of read operations=0</text:p>
      <text:p text:style-name="P5"><text:tab/><text:tab/>FILE: Number of large read operations=0</text:p>
      <text:p text:style-name="P5"><text:tab/><text:tab/>FILE: Number of write operations=0</text:p>
      <text:p text:style-name="P5"><text:tab/><text:tab/>HDFS: Number of bytes read=162847</text:p>
      <text:p text:style-name="P5"><text:tab/><text:tab/>HDFS: Number of bytes written=3838</text:p>
      <text:p text:style-name="P5"><text:tab/><text:tab/>HDFS: Number of read operations=11</text:p>
      <text:p text:style-name="P5"><text:tab/><text:tab/>HDFS: Number of large read operations=0</text:p>
      <text:p text:style-name="P5"><text:tab/><text:tab/>HDFS: Number of write operations=2</text:p>
      <text:p text:style-name="P5"><text:tab/><text:tab/>HDFS: Number of bytes read erasure-coded=0</text:p>
      <text:p text:style-name="P5"><text:soft-page-break/><text:tab/>Job Counters </text:p>
      <text:p text:style-name="P5"><text:tab/><text:tab/>Launched map tasks=2</text:p>
      <text:p text:style-name="P5"><text:tab/><text:tab/>Launched reduce tasks=1</text:p>
      <text:p text:style-name="P5"><text:tab/><text:tab/>Data-local map tasks=2</text:p>
      <text:p text:style-name="P5"><text:tab/><text:tab/>Total time spent by all maps in occupied slots (ms)=2867</text:p>
      <text:p text:style-name="P5"><text:tab/><text:tab/>Total time spent by all reduces in occupied slots (ms)=1450</text:p>
      <text:p text:style-name="P5"><text:tab/><text:tab/>Total time spent by all map tasks (ms)=2867</text:p>
      <text:p text:style-name="P5"><text:tab/><text:tab/>Total time spent by all reduce tasks (ms)=1450</text:p>
      <text:p text:style-name="P5"><text:tab/><text:tab/>Total vcore-milliseconds taken by all map tasks=2867</text:p>
      <text:p text:style-name="P5"><text:tab/><text:tab/>Total vcore-milliseconds taken by all reduce tasks=1450</text:p>
      <text:p text:style-name="P5"><text:tab/><text:tab/>Total megabyte-milliseconds taken by all map tasks=2935808</text:p>
      <text:p text:style-name="P5"><text:tab/><text:tab/>Total megabyte-milliseconds taken by all reduce tasks=1484800</text:p>
      <text:p text:style-name="P5"><text:tab/>Map-Reduce Framework</text:p>
      <text:p text:style-name="P5"><text:tab/><text:tab/>Map input records=1294</text:p>
      <text:p text:style-name="P5"><text:tab/><text:tab/>Map output records=1294</text:p>
      <text:p text:style-name="P5"><text:tab/><text:tab/>Map output bytes=24177</text:p>
      <text:p text:style-name="P5"><text:tab/><text:tab/>Map output materialized bytes=26777</text:p>
      <text:p text:style-name="P5"><text:tab/><text:tab/>Input split bytes=200</text:p>
      <text:p text:style-name="P5"><text:tab/><text:tab/>Combine input records=0</text:p>
      <text:p text:style-name="P5"><text:tab/><text:tab/>Combine output records=0</text:p>
      <text:p text:style-name="P5"><text:tab/><text:tab/>Reduce input groups=227</text:p>
      <text:p text:style-name="P5"><text:tab/><text:tab/>Reduce shuffle bytes=26777</text:p>
      <text:p text:style-name="P5"><text:tab/><text:tab/>Reduce input records=1294</text:p>
      <text:p text:style-name="P5"><text:tab/><text:tab/>Reduce output records=227</text:p>
      <text:p text:style-name="P5"><text:tab/><text:tab/>Spilled Records=2588</text:p>
      <text:p text:style-name="P5"><text:tab/><text:tab/>Shuffled Maps =2</text:p>
      <text:p text:style-name="P5"><text:tab/><text:tab/>Failed Shuffles=0</text:p>
      <text:p text:style-name="P5"><text:tab/><text:tab/>Merged Map outputs=2</text:p>
      <text:p text:style-name="P5"><text:tab/><text:tab/>GC time elapsed (ms)=91</text:p>
      <text:p text:style-name="P5"><text:tab/><text:tab/>CPU time spent (ms)=1140</text:p>
      <text:p text:style-name="P5"><text:tab/><text:tab/>Physical memory (bytes) snapshot=811589632</text:p>
      <text:p text:style-name="P5"><text:tab/><text:tab/>Virtual memory (bytes) snapshot=7790567424</text:p>
      <text:p text:style-name="P5"><text:tab/><text:tab/>Total committed heap usage (bytes)=689963008</text:p>
      <text:p text:style-name="P5"><text:tab/><text:tab/>Peak Map Physical memory (bytes)=301326336</text:p>
      <text:p text:style-name="P5"><text:tab/><text:tab/>Peak Map Virtual memory (bytes)=2594828288</text:p>
      <text:p text:style-name="P5"><text:tab/><text:tab/>Peak Reduce Physical memory (bytes)=212398080</text:p>
      <text:p text:style-name="P5"><text:tab/><text:tab/>Peak Reduce Virtual memory (bytes)=2601111552</text:p>
      <text:p text:style-name="P5"><text:tab/>Shuffle Errors</text:p>
      <text:p text:style-name="P5"><text:tab/><text:tab/>BAD_ID=0</text:p>
      <text:p text:style-name="P5"><text:tab/><text:tab/>CONNECTION=0</text:p>
      <text:p text:style-name="P5"><text:tab/><text:tab/>IO_ERROR=0</text:p>
      <text:p text:style-name="P5"><text:tab/><text:tab/>WRONG_LENGTH=0</text:p>
      <text:p text:style-name="P5"><text:tab/><text:tab/>WRONG_MAP=0</text:p>
      <text:p text:style-name="P5"><text:tab/><text:tab/>WRONG_REDUCE=0</text:p>
      <text:p text:style-name="P5"><text:tab/>File Input Format Counters </text:p>
      <text:p text:style-name="P5"><text:soft-page-break/><text:tab/><text:tab/>Bytes Read=162647</text:p>
      <text:p text:style-name="P5"><text:tab/>File Output Format Counters </text:p>
      <text:p text:style-name="P5"><text:tab/><text:tab/>Bytes Written=3838</text:p>
      <text:p text:style-name="P5"/>
      <text:p text:style-name="P5"/>
      <text:p text:style-name="P5">hadoop@pc3-OptiPlex-3090:~/analyzelogs$ hdfs dfs -cat /output/part-00000</text:p>
      <text:p text:style-name="P5"/>
      <text:p text:style-name="P5">10.1.1.236 <text:tab/>7</text:p>
      <text:p text:style-name="P5">10.1.181.142 <text:tab/>14</text:p>
      <text:p text:style-name="P5">10.1.232.31 <text:tab/>5</text:p>
      <text:p text:style-name="P5">10.10.55.142 <text:tab/>14</text:p>
      <text:p text:style-name="P5">10.102.101.66 <text:tab/>1</text:p>
      <text:p text:style-name="P5">10.103.184.104 <text:tab/>1</text:p>
      <text:p text:style-name="P5">10.103.190.81 <text:tab/>53</text:p>
      <text:p text:style-name="P5">10.103.63.29 <text:tab/>1</text:p>
      <text:p text:style-name="P5">10.104.73.51 <text:tab/>1</text:p>
      <text:p text:style-name="P5">10.105.160.183 <text:tab/>1</text:p>
      <text:p text:style-name="P5">10.108.91.151 <text:tab/>1</text:p>
      <text:p text:style-name="P5">10.109.21.76 <text:tab/>1</text:p>
      <text:p text:style-name="P5">10.11.131.40 <text:tab/>1</text:p>
      <text:p text:style-name="P5">10.111.71.20 <text:tab/>8</text:p>
      <text:p text:style-name="P5">10.112.227.184 <text:tab/>6</text:p>
      <text:p text:style-name="P5">10.114.74.30 <text:tab/>1</text:p>
      <text:p text:style-name="P5"/>
      <text:p text:style-name="P5">10.115.118.78 <text:tab/>1</text:p>
      <text:p text:style-name="P5">10.117.224.230 <text:tab/>1</text:p>
      <text:p text:style-name="P5">10.117.76.22 <text:tab/>12</text:p>
      <text:p text:style-name="P5">10.118.19.97 <text:tab/>1</text:p>
      <text:p text:style-name="P5">10.118.250.30 <text:tab/>7</text:p>
      <text:p text:style-name="P5">10.119.117.132 <text:tab/>23</text:p>
      <text:p text:style-name="P5">10.119.33.245 <text:tab/>1</text:p>
      <text:p text:style-name="P5">10.119.74.120 <text:tab/>1</text:p>
      <text:p text:style-name="P5">10.12.113.198 <text:tab/>2</text:p>
      <text:p text:style-name="P5">10.12.219.30 <text:tab/>1</text:p>
      <text:p text:style-name="P5">10.120.165.113 <text:tab/>1</text:p>
      <text:p text:style-name="P5">10.120.207.127 <text:tab/>4</text:p>
      <text:p text:style-name="P5">10.123.124.47 <text:tab/>1</text:p>
      <text:p text:style-name="P5">10.123.35.235 <text:tab/>1</text:p>
      <text:p text:style-name="P5">10.124.148.99 <text:tab/>1</text:p>
      <text:p text:style-name="P5">10.124.155.234 <text:tab/>1</text:p>
      <text:p text:style-name="P5">10.126.161.13 <text:tab/>7</text:p>
      <text:p text:style-name="P5">10.127.162.239 <text:tab/>1</text:p>
      <text:p text:style-name="P5">10.128.11.75 <text:tab/>10</text:p>
      <text:p text:style-name="P5">10.13.42.232 <text:tab/>1</text:p>
      <text:p text:style-name="P5">10.130.195.163 <text:tab/>8</text:p>
      <text:p text:style-name="P5"><text:soft-page-break/>10.130.70.80 <text:tab/>1</text:p>
      <text:p text:style-name="P5">10.131.163.73 <text:tab/>1</text:p>
      <text:p text:style-name="P5">10.131.209.116 <text:tab/>5</text:p>
      <text:p text:style-name="P5">10.132.19.125 <text:tab/>2</text:p>
      <text:p text:style-name="P5">10.133.222.184 <text:tab/>12</text:p>
      <text:p text:style-name="P5">10.134.110.196 <text:tab/>13</text:p>
      <text:p text:style-name="P5">10.134.242.87 <text:tab/>1</text:p>
      <text:p text:style-name="P5">10.136.84.60 <text:tab/>5</text:p>
      <text:p text:style-name="P5">10.14.2.86 <text:tab/>8</text:p>
      <text:p text:style-name="P5">10.14.4.151 <text:tab/>2</text:p>
      <text:p text:style-name="P5">10.140.139.116 <text:tab/>1</text:p>
      <text:p text:style-name="P5">10.140.141.1 <text:tab/>9</text:p>
      <text:p text:style-name="P5">10.140.67.116 <text:tab/>1</text:p>
      <text:p text:style-name="P5">10.141.221.57 <text:tab/>5</text:p>
      <text:p text:style-name="P5">10.142.203.173 <text:tab/>7</text:p>
      <text:p text:style-name="P5">10.143.126.177 <text:tab/>32</text:p>
      <text:p text:style-name="P5">10.144.147.8 <text:tab/>1</text:p>
      <text:p text:style-name="P5">10.15.208.56 <text:tab/>1</text:p>
      <text:p text:style-name="P5">10.15.23.44 <text:tab/>13</text:p>
      <text:p text:style-name="P5">10.150.212.239 <text:tab/>14</text:p>
      <text:p text:style-name="P5">10.150.227.16 <text:tab/>1</text:p>
      <text:p text:style-name="P5">10.150.24.40 <text:tab/>13</text:p>
      <text:p text:style-name="P5">10.152.195.138 <text:tab/>8</text:p>
      <text:p text:style-name="P5">10.153.23.63 <text:tab/>2</text:p>
      <text:p text:style-name="P5">10.153.239.5 <text:tab/>25</text:p>
      <text:p text:style-name="P5">10.155.95.124 <text:tab/>9</text:p>
      <text:p text:style-name="P5">10.156.152.9 <text:tab/>1</text:p>
      <text:p text:style-name="P5">10.157.176.158 <text:tab/>1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rif" svg:font-family="Serif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53:06.996289909</meta:creation-date>
    <dc:date>2023-05-15T11:23:55.373210202</dc:date>
    <meta:editing-duration>PT19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8" meta:paragraph-count="250" meta:word-count="1068" meta:character-count="10237" meta:non-whitespace-character-count="9116"/>
  </office:meta>
</office:document-meta>
</file>